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officeooo:rsid="000d18fd" officeooo:paragraph-rsid="000d18fd"/>
    </style:style>
    <style:style style:name="P7" style:family="paragraph" style:parent-style-name="Heading_20_2">
      <style:text-properties officeooo:paragraph-rsid="000d18fd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Text_20_body" style:list-style-name="WW8Num7"/>
    <style:style style:name="P10" style:family="paragraph" style:parent-style-name="Text_20_body" style:list-style-name="WW8Num2"/>
    <style:style style:name="P11" style:family="paragraph" style:parent-style-name="Text_20_body" style:list-style-name="WW8Num6"/>
    <style:style style:name="P12" style:family="paragraph" style:parent-style-name="Text_20_body" style:list-style-name="WW8Num5"/>
    <style:style style:name="P13" style:family="paragraph" style:parent-style-name="Text_20_body">
      <style:text-properties officeooo:rsid="000d18fd" officeooo:paragraph-rsid="000d18fd"/>
    </style:style>
    <style:style style:name="P14" style:family="paragraph" style:parent-style-name="Text_20_body" style:list-style-name="WW8Num7">
      <style:text-properties officeooo:rsid="000d18fd" officeooo:paragraph-rsid="000d18f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4" style:family="text">
      <style:text-properties officeooo:rsid="000d18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3">Sistema de propostas de aluguel</text:span><text:line-break/>Use-Case: <text:span text:style-name="T4">Ver dados de uma proposta</text:span></text:h>
      <text:h text:style-name="Heading_20_1" text:outline-level="1">Brief Description</text:h>
      <text:p text:style-name="P13">Nesse caso um usuário poderá ver dados mais detalhados de uma proposta.</text:p>
      <text:h text:style-name="Heading_20_1" text:outline-level="1">Actor Brief Descriptions</text:h>
      <text:h text:style-name="P6" text:outline-level="2">Proprietário</text:h>
      <text:h text:style-name="P7" text:outline-level="2"><text:span text:style-name="T4">Locatário</text:span></text:h>
      <text:h text:style-name="Heading_20_1" text:outline-level="1">Preconditions</text:h>
      <text:p text:style-name="P13">Estar autenticado no sistema, existir uma proposta no sistema e existir um imóvel no sistema.</text:p>
      <text:h text:style-name="Heading_20_1" text:outline-level="1">Basic Flow of Events</text:h>
      <text:list xml:id="list552953971" text:style-name="WW8Num7">
        <text:list-item>
          <text:p text:style-name="P14">Clicar em uma proposta.</text:p>
        </text:list-item>
        <text:list-item>
          <text:p text:style-name="P14">O sistema mostra as informações da proposta específica.</text:p>
        </text:list-item>
      </text:list>
      <text:h text:style-name="Heading_20_1" text:outline-level="1">Alternative Flows</text:h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18fd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Ver dados de uma proposta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5-03T15:42:55.465335274</dc:date>
    <meta:editing-cycles>4</meta:editing-cycles>
    <meta:editing-duration>PT5M32S</meta:editing-duration>
    <meta:generator>LibreOffice/7.1.2.2$Linux_X86_64 LibreOffice_project/10$Build-2</meta:generator>
    <meta:document-statistic meta:table-count="2" meta:image-count="0" meta:object-count="0" meta:page-count="1" meta:paragraph-count="19" meta:word-count="99" meta:character-count="599" meta:non-whitespace-character-count="531"/>
  </office:meta>
</office:document-meta>
</file>